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A0000007791CF258537D59BAC.png" manifest:media-type="image/png"/>
  <manifest:file-entry manifest:full-path="Pictures/100002010000008B000000658EBBB41146ADC05C.png" manifest:media-type="image/png"/>
  <manifest:file-entry manifest:full-path="Pictures/10000201000000870000008D8B931C26D01665C2.png" manifest:media-type="image/png"/>
  <manifest:file-entry manifest:full-path="Pictures/1000020100000128000000A368CBDB6B2CB46EB8.png" manifest:media-type="image/png"/>
  <manifest:file-entry manifest:full-path="Pictures/1000020100000095000000F6845EDBC6A13628EA.png" manifest:media-type="image/png"/>
  <manifest:file-entry manifest:full-path="Pictures/100002010000008E000000748850B94DF6F96437.png" manifest:media-type="image/png"/>
  <manifest:file-entry manifest:full-path="Pictures/100002010000008A00000079784C4F606F57D2E2.png" manifest:media-type="image/png"/>
  <manifest:file-entry manifest:full-path="Pictures/100002010000009A0000012417B9DD6DDAB9BDB8.png" manifest:media-type="image/png"/>
  <manifest:file-entry manifest:full-path="Pictures/10000201000000920000008A285E80840DD4AF51.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Heading_20_4">
      <style:text-properties officeooo:paragraph-rsid="03ba1560"/>
    </style:style>
    <style:style style:name="P23" style:family="paragraph" style:parent-style-name="Heading_20_4">
      <style:text-properties officeooo:paragraph-rsid="03becafb"/>
    </style:style>
    <style:style style:name="P24" style:family="paragraph" style:parent-style-name="Horizontal_20_Line">
      <style:text-properties officeooo:paragraph-rsid="03becafb"/>
    </style:style>
    <style:style style:name="P25" style:family="paragraph" style:parent-style-name="Text_20_body">
      <style:text-properties officeooo:rsid="03badb3a" officeooo:paragraph-rsid="03becafb"/>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officeooo:paragraph-rsid="035f80d2"/>
    </style:style>
    <style:style style:name="P33" style:family="paragraph" style:parent-style-name="Heading_20_2">
      <style:text-properties officeooo:paragraph-rsid="03becafb"/>
    </style:style>
    <style:style style:name="P34" style:family="paragraph" style:parent-style-name="Heading_20_3">
      <style:text-properties officeooo:paragraph-rsid="03becafb"/>
    </style:style>
    <style:style style:name="P35" style:family="paragraph" style:parent-style-name="Heading_20_5">
      <style:text-properties officeooo:paragraph-rsid="03becaf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50e68" style:font-size-asian="10pt" style:font-size-complex="10pt"/>
    </style:style>
    <style:style style:name="T5" style:family="text">
      <style:text-properties fo:font-size="10pt" officeooo:rsid="03b6b315"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97d25"/>
    </style:style>
    <style:style style:name="T16" style:family="text">
      <style:text-properties officeooo:rsid="03ba1560"/>
    </style:style>
    <style:style style:name="T17" style:family="text">
      <style:text-properties officeooo:rsid="03bbdd00"/>
    </style:style>
    <style:style style:name="T18" style:family="text">
      <style:text-properties officeooo:rsid="03bd8e3d"/>
    </style:style>
    <style:style style:name="T19" style:family="text">
      <style:text-properties officeooo:rsid="03becaf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Geometry Nodes Editor - Header - Add Menu - Po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text:s/>Geometry Nodes Editor - Header - Add Menu - Poi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Point<text:tab/>2</text:a></text:p>
          <text:p text:style-name="P18"><text:a xlink:type="simple" xlink:href="#__RefHeading___Toc653_1587946124" text:style-name="Index_20_Link" text:visited-style-name="Index_20_Link">Align Rotation to Vector<text:tab/>3</text:a></text:p>
          <text:p text:style-name="P18"><text:a xlink:type="simple" xlink:href="#__RefHeading___Toc590_1179340881" text:style-name="Index_20_Link" text:visited-style-name="Index_20_Link">Point Distribute<text:tab/>3</text:a></text:p>
          <text:p text:style-name="P18"><text:a xlink:type="simple" xlink:href="#__RefHeading___Toc592_1179340881" text:style-name="Index_20_Link" text:visited-style-name="Index_20_Link">Point Instance<text:tab/>4</text:a></text:p>
          <text:p text:style-name="P18"><text:a xlink:type="simple" xlink:href="#__RefHeading___Toc350_3444641177" text:style-name="Index_20_Link" text:visited-style-name="Index_20_Link">Point Rotate<text:tab/>5</text:a></text:p>
          <text:p text:style-name="P18"><text:a xlink:type="simple" xlink:href="#__RefHeading___Toc655_1587946124" text:style-name="Index_20_Link" text:visited-style-name="Index_20_Link">Point Scale<text:tab/>6</text:a></text:p>
          <text:p text:style-name="P18"><text:a xlink:type="simple" xlink:href="#__RefHeading___Toc328_3444641177" text:style-name="Index_20_Link" text:visited-style-name="Index_20_Link">Point Separate<text:tab/>6</text:a></text:p>
          <text:p text:style-name="P18"><text:a xlink:type="simple" xlink:href="#__RefHeading___Toc657_1587946124" text:style-name="Index_20_Link" text:visited-style-name="Index_20_Link">Point Translate<text:tab/>7</text:a></text:p>
        </text:index-body>
      </text:table-of-content>
      <text:p text:style-name="Standard"/>
      <text:p text:style-name="P5"/>
      <table:table table:name="Tabelle4" table:style-name="Tabelle4">
        <table:table-column table:style-name="Tabelle4.A"/>
        <table:table-row table:style-name="TableLine1883264583904">
          <table:table-cell table:style-name="Tabelle4.A1" office:value-type="string">
            <text:h text:style-name="P31"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Point<text:tab/>2</text:a></text:p>
          <text:p text:style-name="P18"><text:a xlink:type="simple" xlink:href="#__RefHeading___Toc653_1587946124" text:style-name="Index_20_Link" text:visited-style-name="Index_20_Link">Align Rotation to Vector<text:tab/>3</text:a></text:p>
          <text:p text:style-name="P19"><text:a xlink:type="simple" xlink:href="#__RefHeading___Toc659_1587946124" text:style-name="Index_20_Link" text:visited-style-name="Index_20_Link">Inputs<text:tab/>3</text:a></text:p>
          <text:p text:style-name="P20"><text:a xlink:type="simple" xlink:href="#__RefHeading___Toc661_1587946124" text:style-name="Index_20_Link" text:visited-style-name="Index_20_Link">Geometry<text:tab/>3</text:a></text:p>
          <text:p text:style-name="P20"><text:a xlink:type="simple" xlink:href="#__RefHeading___Toc663_1587946124" text:style-name="Index_20_Link" text:visited-style-name="Index_20_Link">Factor<text:tab/>3</text:a></text:p>
          <text:p text:style-name="P20"><text:a xlink:type="simple" xlink:href="#__RefHeading___Toc665_1587946124" text:style-name="Index_20_Link" text:visited-style-name="Index_20_Link">Vector<text:tab/>3</text:a></text:p>
          <text:p text:style-name="P19"><text:a xlink:type="simple" xlink:href="#__RefHeading___Toc667_1587946124" text:style-name="Index_20_Link" text:visited-style-name="Index_20_Link">Properties<text:tab/>3</text:a></text:p>
          <text:p text:style-name="P20"><text:a xlink:type="simple" xlink:href="#__RefHeading___Toc669_1587946124" text:style-name="Index_20_Link" text:visited-style-name="Index_20_Link">Axis<text:tab/>3</text:a></text:p>
          <text:p text:style-name="P20"><text:a xlink:type="simple" xlink:href="#__RefHeading___Toc671_1587946124" text:style-name="Index_20_Link" text:visited-style-name="Index_20_Link">Factor<text:tab/>3</text:a></text:p>
          <text:p text:style-name="P20"><text:a xlink:type="simple" xlink:href="#__RefHeading___Toc673_1587946124" text:style-name="Index_20_Link" text:visited-style-name="Index_20_Link">Vector<text:tab/>3</text:a></text:p>
          <text:p text:style-name="P19"><text:a xlink:type="simple" xlink:href="#__RefHeading___Toc675_1587946124" text:style-name="Index_20_Link" text:visited-style-name="Index_20_Link">Outputs<text:tab/>3</text:a></text:p>
          <text:p text:style-name="P20"><text:a xlink:type="simple" xlink:href="#__RefHeading___Toc677_1587946124" text:style-name="Index_20_Link" text:visited-style-name="Index_20_Link">Geometry<text:tab/>3</text:a></text:p>
          <text:p text:style-name="P18"><text:a xlink:type="simple" xlink:href="#__RefHeading___Toc590_1179340881" text:style-name="Index_20_Link" text:visited-style-name="Index_20_Link">Point Distribute<text:tab/>3</text:a></text:p>
          <text:p text:style-name="P19"><text:a xlink:type="simple" xlink:href="#__RefHeading___Toc594_1179340881" text:style-name="Index_20_Link" text:visited-style-name="Index_20_Link">Inputs<text:tab/>3</text:a></text:p>
          <text:p text:style-name="P20"><text:a xlink:type="simple" xlink:href="#__RefHeading___Toc596_1179340881" text:style-name="Index_20_Link" text:visited-style-name="Index_20_Link">Geometry<text:tab/>3</text:a></text:p>
          <text:p text:style-name="P20"><text:a xlink:type="simple" xlink:href="#__RefHeading___Toc598_1179340881" text:style-name="Index_20_Link" text:visited-style-name="Index_20_Link">Distance Min<text:tab/>4</text:a></text:p>
          <text:p text:style-name="P20"><text:a xlink:type="simple" xlink:href="#__RefHeading___Toc600_1179340881" text:style-name="Index_20_Link" text:visited-style-name="Index_20_Link">Density Max<text:tab/>4</text:a></text:p>
          <text:p text:style-name="P20"><text:a xlink:type="simple" xlink:href="#__RefHeading___Toc602_1179340881" text:style-name="Index_20_Link" text:visited-style-name="Index_20_Link">Density Attribute<text:tab/>4</text:a></text:p>
          <text:p text:style-name="P19"><text:a xlink:type="simple" xlink:href="#__RefHeading___Toc604_1179340881" text:style-name="Index_20_Link" text:visited-style-name="Index_20_Link">Properties<text:tab/>4</text:a></text:p>
          <text:p text:style-name="P20"><text:a xlink:type="simple" xlink:href="#__RefHeading___Toc606_1179340881" text:style-name="Index_20_Link" text:visited-style-name="Index_20_Link">Distribution Method<text:tab/>4</text:a></text:p>
          <text:p text:style-name="P21"><text:a xlink:type="simple" xlink:href="#__RefHeading___Toc608_1179340881" text:style-name="Index_20_Link" text:visited-style-name="Index_20_Link">Random<text:tab/>4</text:a></text:p>
          <text:p text:style-name="P21"><text:a xlink:type="simple" xlink:href="#__RefHeading___Toc610_1179340881" text:style-name="Index_20_Link" text:visited-style-name="Index_20_Link">Poisson Disk<text:tab/>4</text:a></text:p>
          <text:p text:style-name="P21"><text:a xlink:type="simple" xlink:href="#__RefHeading___Toc612_1179340881" text:style-name="Index_20_Link" text:visited-style-name="Index_20_Link">Seed<text:tab/>4</text:a></text:p>
          <text:p text:style-name="P19"><text:a xlink:type="simple" xlink:href="#__RefHeading___Toc614_1179340881" text:style-name="Index_20_Link" text:visited-style-name="Index_20_Link">Output<text:tab/>4</text:a></text:p>
          <text:p text:style-name="P20"><text:a xlink:type="simple" xlink:href="#__RefHeading___Toc616_1179340881" text:style-name="Index_20_Link" text:visited-style-name="Index_20_Link">Geometry<text:tab/>4</text:a></text:p>
          <text:p text:style-name="P18"><text:a xlink:type="simple" xlink:href="#__RefHeading___Toc592_1179340881" text:style-name="Index_20_Link" text:visited-style-name="Index_20_Link">Point Instance<text:tab/>4</text:a></text:p>
          <text:p text:style-name="P19"><text:a xlink:type="simple" xlink:href="#__RefHeading___Toc618_1179340881" text:style-name="Index_20_Link" text:visited-style-name="Index_20_Link">Inputs<text:tab/>4</text:a></text:p>
          <text:p text:style-name="P20"><text:a xlink:type="simple" xlink:href="#__RefHeading___Toc620_1179340881" text:style-name="Index_20_Link" text:visited-style-name="Index_20_Link">Geometry<text:tab/>4</text:a></text:p>
          <text:p text:style-name="P20"><text:a xlink:type="simple" xlink:href="#__RefHeading___Toc622_1179340881" text:style-name="Index_20_Link" text:visited-style-name="Index_20_Link">Object / Collection<text:tab/>5</text:a></text:p>
          <text:p text:style-name="P19"><text:a xlink:type="simple" xlink:href="#__RefHeading___Toc346_3444641177" text:style-name="Index_20_Link" text:visited-style-name="Index_20_Link">Properties<text:tab/>5</text:a></text:p>
          <text:p text:style-name="P20"><text:a xlink:type="simple" xlink:href="#__RefHeading___Toc348_3444641177" text:style-name="Index_20_Link" text:visited-style-name="Index_20_Link">Instance Type<text:tab/>5</text:a></text:p>
          <text:p text:style-name="P19"><text:a xlink:type="simple" xlink:href="#__RefHeading___Toc624_1179340881" text:style-name="Index_20_Link" text:visited-style-name="Index_20_Link">Outputs<text:tab/>5</text:a></text:p>
          <text:p text:style-name="P20"><text:a xlink:type="simple" xlink:href="#__RefHeading___Toc626_1179340881" text:style-name="Index_20_Link" text:visited-style-name="Index_20_Link">Geometry<text:tab/>5</text:a></text:p>
          <text:p text:style-name="P18"><text:soft-page-break/><text:a xlink:type="simple" xlink:href="#__RefHeading___Toc350_3444641177" text:style-name="Index_20_Link" text:visited-style-name="Index_20_Link">Point Rotate<text:tab/>5</text:a></text:p>
          <text:p text:style-name="P19"><text:a xlink:type="simple" xlink:href="#__RefHeading___Toc352_3444641177" text:style-name="Index_20_Link" text:visited-style-name="Index_20_Link">Inputs<text:tab/>5</text:a></text:p>
          <text:p text:style-name="P20"><text:a xlink:type="simple" xlink:href="#__RefHeading___Toc354_3444641177" text:style-name="Index_20_Link" text:visited-style-name="Index_20_Link">Geometry<text:tab/>5</text:a></text:p>
          <text:p text:style-name="P20"><text:a xlink:type="simple" xlink:href="#__RefHeading___Toc356_3444641177" text:style-name="Index_20_Link" text:visited-style-name="Index_20_Link">Rotation<text:tab/>5</text:a></text:p>
          <text:p text:style-name="P19"><text:a xlink:type="simple" xlink:href="#__RefHeading___Toc358_3444641177" text:style-name="Index_20_Link" text:visited-style-name="Index_20_Link">Properties<text:tab/>5</text:a></text:p>
          <text:p text:style-name="P20"><text:a xlink:type="simple" xlink:href="#__RefHeading___Toc360_3444641177" text:style-name="Index_20_Link" text:visited-style-name="Index_20_Link">Rotate Type<text:tab/>5</text:a></text:p>
          <text:p text:style-name="P21"><text:a xlink:type="simple" xlink:href="#__RefHeading___Toc362_3444641177" text:style-name="Index_20_Link" text:visited-style-name="Index_20_Link">Axis Angle<text:tab/>5</text:a></text:p>
          <text:p text:style-name="P21"><text:a xlink:type="simple" xlink:href="#__RefHeading___Toc364_3444641177" text:style-name="Index_20_Link" text:visited-style-name="Index_20_Link">Euler<text:tab/>5</text:a></text:p>
          <text:p text:style-name="P20"><text:a xlink:type="simple" xlink:href="#__RefHeading___Toc366_3444641177" text:style-name="Index_20_Link" text:visited-style-name="Index_20_Link">Rotate Space<text:tab/>5</text:a></text:p>
          <text:p text:style-name="P21"><text:a xlink:type="simple" xlink:href="#__RefHeading___Toc368_3444641177" text:style-name="Index_20_Link" text:visited-style-name="Index_20_Link">Object<text:tab/>5</text:a></text:p>
          <text:p text:style-name="P21"><text:a xlink:type="simple" xlink:href="#__RefHeading___Toc370_3444641177" text:style-name="Index_20_Link" text:visited-style-name="Index_20_Link">Point<text:tab/>5</text:a></text:p>
          <text:p text:style-name="P20"><text:a xlink:type="simple" xlink:href="#__RefHeading___Toc372_3444641177" text:style-name="Index_20_Link" text:visited-style-name="Index_20_Link">Input Type Rotation<text:tab/>6</text:a></text:p>
          <text:p text:style-name="P19"><text:a xlink:type="simple" xlink:href="#__RefHeading___Toc374_3444641177" text:style-name="Index_20_Link" text:visited-style-name="Index_20_Link">Outputs<text:tab/>6</text:a></text:p>
          <text:p text:style-name="P20"><text:a xlink:type="simple" xlink:href="#__RefHeading___Toc376_3444641177" text:style-name="Index_20_Link" text:visited-style-name="Index_20_Link">Geometry<text:tab/>6</text:a></text:p>
          <text:p text:style-name="P18"><text:a xlink:type="simple" xlink:href="#__RefHeading___Toc655_1587946124" text:style-name="Index_20_Link" text:visited-style-name="Index_20_Link">Point Scale<text:tab/>6</text:a></text:p>
          <text:p text:style-name="P19"><text:a xlink:type="simple" xlink:href="#__RefHeading___Toc679_1587946124" text:style-name="Index_20_Link" text:visited-style-name="Index_20_Link">Inputs<text:tab/>6</text:a></text:p>
          <text:p text:style-name="P20"><text:a xlink:type="simple" xlink:href="#__RefHeading___Toc681_1587946124" text:style-name="Index_20_Link" text:visited-style-name="Index_20_Link">Geometry<text:tab/>6</text:a></text:p>
          <text:p text:style-name="P20"><text:a xlink:type="simple" xlink:href="#__RefHeading___Toc683_1587946124" text:style-name="Index_20_Link" text:visited-style-name="Index_20_Link">Translation<text:tab/>6</text:a></text:p>
          <text:p text:style-name="P19"><text:a xlink:type="simple" xlink:href="#__RefHeading___Toc685_1587946124" text:style-name="Index_20_Link" text:visited-style-name="Index_20_Link">Properties<text:tab/>6</text:a></text:p>
          <text:p text:style-name="P20"><text:a xlink:type="simple" xlink:href="#__RefHeading___Toc687_1587946124" text:style-name="Index_20_Link" text:visited-style-name="Index_20_Link">Type<text:tab/>6</text:a></text:p>
          <text:p text:style-name="P21"><text:a xlink:type="simple" xlink:href="#__RefHeading___Toc689_1587946124" text:style-name="Index_20_Link" text:visited-style-name="Index_20_Link">Attribute<text:tab/>6</text:a></text:p>
          <text:p text:style-name="P21"><text:a xlink:type="simple" xlink:href="#__RefHeading___Toc691_1587946124" text:style-name="Index_20_Link" text:visited-style-name="Index_20_Link">Vector<text:tab/>6</text:a></text:p>
          <text:p text:style-name="P19"><text:a xlink:type="simple" xlink:href="#__RefHeading___Toc693_1587946124" text:style-name="Index_20_Link" text:visited-style-name="Index_20_Link">Output<text:tab/>6</text:a></text:p>
          <text:p text:style-name="P20"><text:a xlink:type="simple" xlink:href="#__RefHeading___Toc695_1587946124" text:style-name="Index_20_Link" text:visited-style-name="Index_20_Link">Geometry<text:tab/>6</text:a></text:p>
          <text:p text:style-name="P18"><text:a xlink:type="simple" xlink:href="#__RefHeading___Toc328_3444641177" text:style-name="Index_20_Link" text:visited-style-name="Index_20_Link">Point Separate<text:tab/>6</text:a></text:p>
          <text:p text:style-name="P19"><text:a xlink:type="simple" xlink:href="#__RefHeading___Toc330_3444641177" text:style-name="Index_20_Link" text:visited-style-name="Index_20_Link">Inputs<text:tab/>7</text:a></text:p>
          <text:p text:style-name="P20"><text:a xlink:type="simple" xlink:href="#__RefHeading___Toc332_3444641177" text:style-name="Index_20_Link" text:visited-style-name="Index_20_Link">Mask<text:tab/>7</text:a></text:p>
          <text:p text:style-name="P20"><text:a xlink:type="simple" xlink:href="#__RefHeading___Toc334_3444641177" text:style-name="Index_20_Link" text:visited-style-name="Index_20_Link">Outputs<text:tab/>7</text:a></text:p>
          <text:p text:style-name="P21"><text:a xlink:type="simple" xlink:href="#__RefHeading___Toc336_3444641177" text:style-name="Index_20_Link" text:visited-style-name="Index_20_Link">Geometry 1<text:tab/>7</text:a></text:p>
          <text:p text:style-name="P21"><text:a xlink:type="simple" xlink:href="#__RefHeading___Toc338_3444641177" text:style-name="Index_20_Link" text:visited-style-name="Index_20_Link">Geometry 2<text:tab/>7</text:a></text:p>
          <text:p text:style-name="P18"><text:a xlink:type="simple" xlink:href="#__RefHeading___Toc657_1587946124" text:style-name="Index_20_Link" text:visited-style-name="Index_20_Link">Point Translate<text:tab/>7</text:a></text:p>
          <text:p text:style-name="P19"><text:a xlink:type="simple" xlink:href="#__RefHeading___Toc697_1587946124" text:style-name="Index_20_Link" text:visited-style-name="Index_20_Link">Inputs<text:tab/>7</text:a></text:p>
          <text:p text:style-name="P20"><text:a xlink:type="simple" xlink:href="#__RefHeading___Toc699_1587946124" text:style-name="Index_20_Link" text:visited-style-name="Index_20_Link">Geometry<text:tab/>7</text:a></text:p>
          <text:p text:style-name="P20"><text:a xlink:type="simple" xlink:href="#__RefHeading___Toc701_1587946124" text:style-name="Index_20_Link" text:visited-style-name="Index_20_Link">Translation<text:tab/>7</text:a></text:p>
          <text:p text:style-name="P19"><text:a xlink:type="simple" xlink:href="#__RefHeading___Toc703_1587946124" text:style-name="Index_20_Link" text:visited-style-name="Index_20_Link">Properties<text:tab/>7</text:a></text:p>
          <text:p text:style-name="P20"><text:a xlink:type="simple" xlink:href="#__RefHeading___Toc705_1587946124" text:style-name="Index_20_Link" text:visited-style-name="Index_20_Link">Type<text:tab/>7</text:a></text:p>
          <text:p text:style-name="P21"><text:a xlink:type="simple" xlink:href="#__RefHeading___Toc707_1587946124" text:style-name="Index_20_Link" text:visited-style-name="Index_20_Link">Attribute<text:tab/>7</text:a></text:p>
          <text:p text:style-name="P21"><text:a xlink:type="simple" xlink:href="#__RefHeading___Toc709_1587946124" text:style-name="Index_20_Link" text:visited-style-name="Index_20_Link">Vector<text:tab/>7</text:a></text:p>
          <text:p text:style-name="P19"><text:a xlink:type="simple" xlink:href="#__RefHeading___Toc711_1587946124" text:style-name="Index_20_Link" text:visited-style-name="Index_20_Link">Output<text:tab/>8</text:a></text:p>
          <text:p text:style-name="P20"><text:a xlink:type="simple" xlink:href="#__RefHeading___Toc713_1587946124" text:style-name="Index_20_Link" text:visited-style-name="Index_20_Link">Geometry<text:tab/>8</text:a></text:p>
        </text:index-body>
      </text:table-of-content>
      <text:p text:style-name="P6"/>
      <text:p text:style-name="P2"/>
      <text:p text:style-name="P4"/>
      <table:table table:name="Tabelle3" table:style-name="Tabelle3">
        <table:table-column table:style-name="Tabelle3.A"/>
        <table:table-row table:style-name="TableLine1883264588800">
          <table:table-cell table:style-name="Tabelle3.A1" office:value-type="string">
            <text:h text:style-name="P32" text:outline-level="1"><text:bookmark-start text:name="__RefHeading___Toc1324_2343488134"/><text:span text:style-name="T9">A</text:span><text:span text:style-name="T10">dd</text:span><text:span text:style-name="T8"> menu - </text:span><text:span text:style-name="T11">Point</text:span><text:bookmark-end text:name="__RefHeading___Toc1324_2343488134"/></text:h>
          </table:table-cell>
        </table:table-row>
      </table:table>
      <text:p text:style-name="P3"><draw:frame draw:style-name="fr1" draw:name="Bild2" text:anchor-type="paragraph" svg:y="0.406cm" svg:width="5.009cm" svg:height="2.76cm" draw:z-index="0"><draw:image xlink:href="Pictures/1000020100000128000000A368CBDB6B2CB46EB8.png" xlink:type="simple" xlink:show="embed" xlink:actuate="onLoad" draw:mime-type="image/png"/></draw:frame></text:p>
      <text:p text:style-name="P9"><text:span text:style-name="T14">Point related nodes</text:span><text:span text:style-name="T13">.</text:span></text:p>
      <text:p text:style-name="P9"/>
      <text:p text:style-name="P9"/>
      <text:p text:style-name="P9"/>
      <text:h text:style-name="Heading_20_2" text:outline-level="2"><draw:frame draw:style-name="fr1" draw:name="Bild8" text:anchor-type="paragraph" svg:y="0.406cm" svg:width="2.521cm" svg:height="4.159cm" draw:z-index="5"><draw:image xlink:href="Pictures/1000020100000095000000F6845EDBC6A13628EA.png" xlink:type="simple" xlink:show="embed" xlink:actuate="onLoad" draw:mime-type="image/png"/></draw:frame><text:bookmark-start text:name="__RefHeading___Toc653_1587946124"/><text:soft-page-break/>Align Rotation to Vector<text:bookmark-end text:name="__RefHeading___Toc653_1587946124"/></text:h>
      <text:p text:style-name="P14">The Align Rotation to Vector node rotates points into <text:span text:style-name="T18">a</text:span> given direction. It <text:span text:style-name="T18">uses </text:span>the Rotation attribute<text:span text:style-name="T18">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h text:style-name="Heading_20_2" text:outline-level="2"><draw:frame draw:style-name="fr1" draw:name="Bild1" text:anchor-type="paragraph" svg:y="0.406cm" svg:width="2.401cm" svg:height="1.96cm" draw:z-index="1"><draw:image xlink:href="Pictures/100002010000008E000000748850B94DF6F96437.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4"> </text:span>Note<text:span text:style-name="T14"> that o</text:span>nly meshes are supported.</text:p>
      <text:h text:style-name="Heading_20_4" text:outline-level="4"><text:bookmark-start text:name="__RefHeading___Toc598_1179340881"/><text:soft-page-break/>Distance Min<text:bookmark-end text:name="__RefHeading___Toc598_1179340881"/></text:h>
      <text:p text:style-name="P9">The minimal distance points can have to each other. <text:span text:style-name="T14">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4"> </text:span>Note<text:span text:style-name="T14">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2.341cm" svg:height="2.05cm" draw:z-index="2"><draw:image xlink:href="Pictures/100002010000008A00000079784C4F606F57D2E2.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geometry. It works for both point cloud and mesh vertices.</text:p>
      <text:p text:style-name="P8">Note<text:span text:style-name="T15"> that t</text:span>his node only works if the modifier belongs to a point cloud object.</text:p>
      <text:h text:style-name="Heading_20_3" text:outline-level="3"><draw:frame draw:style-name="fr1" draw:name="Bild6" text:anchor-type="paragraph" svg:y="0.406cm" svg:width="2.29cm" svg:height="2.379cm" draw:z-index="4"><draw:image xlink:href="Pictures/10000201000000870000008D8B931C26D01665C2.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text:soft-page-break/>Object<text:span text:style-name="T17"> / Collection</text:span><text:bookmark-end text:name="__RefHeading___Toc622_1179340881"/></text:h>
      <text:p text:style-name="P8">The object <text:span text:style-name="T17">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4"/>
      <text:h text:style-name="P33" text:outline-level="2"><draw:frame draw:style-name="fr1" draw:name="Bild7" text:anchor-type="paragraph" svg:y="0.383cm" svg:width="2.611cm" svg:height="4.941cm" draw:z-index="6"><draw:image xlink:href="Pictures/100002010000009A0000012417B9DD6DDAB9BDB8.png" xlink:type="simple" xlink:show="embed" xlink:actuate="onLoad" draw:mime-type="image/png"/></draw:frame><text:bookmark-start text:name="__RefHeading___Toc350_3444641177"/>Point<text:span text:style-name="T18"> Rotate </text:span><text:bookmark-end text:name="__RefHeading___Toc350_3444641177"/></text:h>
      <text:p text:style-name="P15">Rotates points.</text:p>
      <text:h text:style-name="P34" text:outline-level="3"><text:bookmark-start text:name="__RefHeading___Toc352_3444641177"/>Inputs<text:bookmark-end text:name="__RefHeading___Toc352_3444641177"/></text:h>
      <text:h text:style-name="P23" text:outline-level="4"><text:bookmark-start text:name="__RefHeading___Toc354_3444641177"/>Geometry<text:bookmark-end text:name="__RefHeading___Toc354_3444641177"/></text:h>
      <text:p text:style-name="P15">Use the rotation of an existing geometry.</text:p>
      <text:h text:style-name="P23" text:outline-level="4"><text:bookmark-start text:name="__RefHeading___Toc356_3444641177"/>Rotation<text:bookmark-end text:name="__RefHeading___Toc356_3444641177"/></text:h>
      <text:p text:style-name="P13">The input rotation. Baset at a vector, or based at an attribute. </text:p>
      <text:h text:style-name="P34" text:outline-level="3"><text:bookmark-start text:name="__RefHeading___Toc358_3444641177"/>Properties<text:bookmark-end text:name="__RefHeading___Toc358_3444641177"/></text:h>
      <text:h text:style-name="P23" text:outline-level="4"><text:bookmark-start text:name="__RefHeading___Toc360_3444641177"/>Rotate Type<text:bookmark-end text:name="__RefHeading___Toc360_3444641177"/></text:h>
      <text:h text:style-name="P35" text:outline-level="5"><text:bookmark-start text:name="__RefHeading___Toc362_3444641177"/>Axis Angle<text:bookmark-end text:name="__RefHeading___Toc362_3444641177"/></text:h>
      <text:p text:style-name="P13">Rotate around an axis by an angle.</text:p>
      <text:h text:style-name="P35" text:outline-level="5"><text:bookmark-start text:name="__RefHeading___Toc364_3444641177"/>Euler<text:bookmark-end text:name="__RefHeading___Toc364_3444641177"/></text:h>
      <text:p text:style-name="P13">Rotate around the x, y and z axis.</text:p>
      <text:h text:style-name="P23" text:outline-level="4"><text:bookmark-start text:name="__RefHeading___Toc366_3444641177"/>Rotate Space<text:bookmark-end text:name="__RefHeading___Toc366_3444641177"/></text:h>
      <text:h text:style-name="P35" text:outline-level="5"><text:bookmark-start text:name="__RefHeading___Toc368_3444641177"/>Object<text:bookmark-end text:name="__RefHeading___Toc368_3444641177"/></text:h>
      <text:p text:style-name="P13">Rotate points in the local space of the object.</text:p>
      <text:h text:style-name="P35" text:outline-level="5"><text:bookmark-start text:name="__RefHeading___Toc370_3444641177"/>Point<text:bookmark-end text:name="__RefHeading___Toc370_3444641177"/></text:h>
      <text:p text:style-name="P13">Rotate every point in its local space.</text:p>
      <text:h text:style-name="P23" text:outline-level="4"><text:bookmark-start text:name="__RefHeading___Toc372_3444641177"/><text:soft-page-break/>Input Type Rotation<text:bookmark-end text:name="__RefHeading___Toc372_3444641177"/></text:h>
      <text:p text:style-name="P13">If the rotation is based at an attribute or at an vector.</text:p>
      <text:h text:style-name="P34" text:outline-level="3"><text:bookmark-start text:name="__RefHeading___Toc374_3444641177"/>Output<text:span text:style-name="T17">s</text:span><text:bookmark-end text:name="__RefHeading___Toc374_3444641177"/></text:h>
      <text:h text:style-name="P23"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9">C</text:span>hanges the scale attribute of every point in the geometry by the specified amount<text:span text:style-name="T19">. E</text:span>ither from the attribute input or a vector input. <text:span text:style-name="T19">Note that t</text:span>he Attribute Vector Math Node <text:span text:style-name="T19">comes also w</text:span>with the Multiply operation and the scale attribute<text:span text:style-name="T19">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2.341cm" svg:height="2.011cm" draw:z-index="3"><draw:image xlink:href="Pictures/100002010000008A0000007791CF258537D59BAC.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soft-pag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2"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6">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9">M</text:span>oves every point of the geometry by the specified amount<text:span text:style-name="T19">. E</text:span>ither from the attribute input or a vector input. <text:span text:style-name="T19">Note that</text:span> the Attribute Vector Math Node <text:span text:style-name="T19">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text:soft-page-break/>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50e68" style:font-size-asian="10pt" style:font-size-complex="10pt"/>
    </style:style>
    <style:style style:name="MT5" style:family="text">
      <style:text-properties fo:font-size="10pt" officeooo:rsid="03b6b315"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1</text:span><text:span text:style-name="MT2"> Editors - <text:s/>Geometry Nodes Editor - Header - A</text:span><text:span text:style-name="MT6">dd</text:span><text:span text:style-name="MT2"> Menu</text:span><text:span text:style-name="MT7"> - </text:span><text:span text:style-name="MT5">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8M26S</meta:editing-duration>
    <meta:editing-cycles>838</meta:editing-cycles>
    <meta:generator>LibreOffice/7.0.4.2$Windows_X86_64 LibreOffice_project/dcf040e67528d9187c66b2379df5ea4407429775</meta:generator>
    <dc:date>2021-01-19T13:59:02.503000000</dc:date>
    <meta:document-statistic meta:table-count="2" meta:image-count="11" meta:object-count="0" meta:page-count="8" meta:paragraph-count="212" meta:word-count="1092" meta:character-count="6224" meta:non-whitespace-character-count="5336"/>
    <meta:template xlink:type="simple" xlink:actuate="onRequest" xlink:title="standard1cm" xlink:href="../../../AppData/Roaming/LibreOffice/4/user/template/standard1cm.ott" meta:date="2016-03-29T10:15:31.334000000"/>
  </office:meta>
</office:document-meta>
</file>